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8E797AB7F423E17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預設-title">
      <style:graphic-properties fo:min-height="2.629cm"/>
      <style:paragraph-properties style:writing-mode="lr-tb"/>
    </style:style>
    <style:style style:name="pr2" style:family="presentation" style:parent-style-name="預設-subtitle">
      <style:graphic-properties draw:fill-color="#ffffff" fo:min-height="9.134cm"/>
      <style:paragraph-properties style:writing-mode="lr-tb"/>
    </style:style>
    <style:style style:name="pr3" style:family="presentation" style:parent-style-name="預設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預設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6.865cm" svg:height="15.103cm" svg:x="0.735cm" svg:y="0.4cm">
          <draw:image xlink:href="Pictures/1000000000000556000003008E797AB7F423E17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編號&gt;</text:page-number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編號&gt;</text:page-number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02T11:22:56.683000000</meta:creation-date>
    <dc:date>2020-05-02T11:24:31.093000000</dc:date>
    <meta:editing-duration>PT1M38S</meta:editing-duration>
    <meta:editing-cycles>1</meta:editing-cycles>
    <meta:document-statistic meta:object-count="26"/>
    <meta:generator>LibreOffice/6.4.3.2$Windows_X86_64 LibreOffice_project/747b5d0ebf89f41c860ec2a39efd7cb15b54f2d8</meta:generator>
  </office:meta>
</office:document-meta>
</file>